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Lucidasans1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1" style:family="table">
      <style:table-properties style:width="23.735cm" table:align="margins"/>
    </style:style>
    <style:style style:name="Tabelle1.A" style:family="table-column">
      <style:table-column-properties style:column-width="3.993cm" style:rel-column-width="11024*"/>
    </style:style>
    <style:style style:name="Tabelle1.B" style:family="table-column">
      <style:table-column-properties style:column-width="3.916cm" style:rel-column-width="10813*"/>
    </style:style>
    <style:style style:name="Tabelle1.C" style:family="table-column">
      <style:table-column-properties style:column-width="4.101cm" style:rel-column-width="11323*"/>
    </style:style>
    <style:style style:name="Tabelle1.D" style:family="table-column">
      <style:table-column-properties style:column-width="11.725cm" style:rel-column-width="32375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D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1" style:list-style-name="Numbering_20_1"/>
    <style:style style:name="P2" style:family="paragraph" style:parent-style-name="Heading_20_2" style:list-style-name="Numbering_20_1"/>
    <style:style style:name="P3" style:family="paragraph" style:parent-style-name="Text_20_body" style:list-style-name="L1"/>
    <style:style style:name="P4" style:family="paragraph" style:parent-style-name="Heading_20_3" style:list-style-name="Numbering_20_1"/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Numbering_20_1">
        <text:list-item>
          <text:h text:style-name="P1" text:outline-level="1">bbnotify</text:h>
          <text:list>
            <text:list-item>
              <text:h text:style-name="P2" text:outline-level="2">Änderungshistorie</text:h>
            </text:list-item>
          </text:list>
        </text:list-item>
      </text:list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header-rows>
          <table:table-row>
            <table:table-cell table:style-name="Tabelle1.A1" office:value-type="string">
              <text:p text:style-name="Table_20_Heading">Name</text:p>
            </table:table-cell>
            <table:table-cell table:style-name="Tabelle1.A1" office:value-type="string">
              <text:p text:style-name="Table_20_Heading">Datum</text:p>
            </table:table-cell>
            <table:table-cell table:style-name="Tabelle1.A1" office:value-type="string">
              <text:p text:style-name="Table_20_Heading">Version</text:p>
            </table:table-cell>
            <table:table-cell table:style-name="Tabelle1.D1" office:value-type="string">
              <text:p text:style-name="Table_20_Heading">Beschreibung der Änderung</text:p>
            </table:table-cell>
          </table:table-row>
        </table:table-header-rows>
        <table:table-row>
          <table:table-cell table:style-name="Tabelle1.A2" office:value-type="string">
            <text:p text:style-name="Table_20_Contents">Martin Barth</text:p>
          </table:table-cell>
          <table:table-cell table:style-name="Tabelle1.A2" office:value-type="string">
            <text:p text:style-name="Table_20_Contents">06. Dez 2005</text:p>
          </table:table-cell>
          <table:table-cell table:style-name="Tabelle1.A2" office:value-type="string">
            <text:p text:style-name="Table_20_Contents">1.1.0-1</text:p>
          </table:table-cell>
          <table:table-cell table:style-name="Tabelle1.D2" office:value-type="string">
            <text:p text:style-name="Table_20_Contents">Umstellung auf die Formatvorlage</text:p>
          </table:table-cell>
        </table:table-row>
      </table:table>
      <text:p text:style-name="Text_20_body"/>
      <text:list text:style-name="Numbering_20_1" text:continue-numbering="true">
        <text:list-item>
          <text:list text:continue-numbering="true">
            <text:list-item>
              <text:h text:style-name="P2" text:outline-level="2">Beschreibung der Modulfunktionen</text:h>
            </text:list-item>
          </text:list>
        </text:list-item>
      </text:list>
      <text:p text:style-name="Text_20_body">Das Modul ermöglicht dem Administrator, eine E-Mail Adresse anzugeben. Diese Adresse wird auch als Alias für den „root“-account angelegt, das bedeutet, alle eingehende E-Mails an „root“ werden dahin auch weitergeleitet. Zudem wird an diese Adresse im Fehlerfall Fehler- und Warnmeldungen geschickt. Folgende Fehlermeldungen können dabei auftreten:</text:p>
      <text:list text:style-name="L1">
        <text:list-item>
          <text:p text:style-name="P3">Der freie Festplatzenplatz auf / wird kleiner als 500MB.</text:p>
        </text:list-item>
        <text:list-item>
          <text:p text:style-name="P3">Der bitkit Licencekey läuft in 48 Stunden ab.</text:p>
        </text:list-item>
        <text:list-item>
          <text:p text:style-name="P3">Ein Fax konnte nach den eingestellen maximalen Versuchen noch nicht versendet werden.</text:p>
        </text:list-item>
      </text:list>
      <text:p text:style-name="Text_20_body">Der Anwender soll auch angeben können, bei welcher „Schwere“ des Fehlers, er eine E-Mailbenachrichtigung erhalten soll. Dabei soll, entsprechend den Hylafax Warning/Error Levels ( „always“, „never“, „errors“ ), die Stufen“ „Always“, „Errors“, „Critical errors“ implementiert werden.</text:p>
      <text:list text:style-name="Numbering_20_1" text:continue-numbering="true">
        <text:list-item>
          <text:list text:continue-numbering="true">
            <text:list-item>
              <text:h text:style-name="P2" text:outline-level="2">Beschreibung der Eingabewerte und die gewünschte Reaktion</text:h>
              <text:list>
                <text:list-item>
                  <text:h text:style-name="P4" text:outline-level="3">für alle Erfolgsfälle</text:h>
                </text:list-item>
              </text:list>
            </text:list-item>
          </text:list>
        </text:list-item>
      </text:list>
      <text:p text:style-name="Text_20_body">Die Eingabemaske besteht aus einem Textfeld, das eine syntaktisch korrekte E-Mail Adresse entgegennehmen soll. Ausserdem ein Auswahlbox, mit den Werten „Always“, „Errors“, „Critical errors“.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P4" text:outline-level="3">für alle Fehlerfälle</text:h>
                </text:list-item>
              </text:list>
            </text:list-item>
          </text:list>
        </text:list-item>
      </text:list>
      <text:p text:style-name="Text_20_body">Wenn die E-Mail Adresse nicht korrekt ist, soll eine entsprechende Fehlermeldung erzeugt werden.</text:p>
      <text:p text:style-name="Text_20_body">Wird ein anderer ungültiger Wert übermittelt, für die Fehler Stufen, so soll eine entsprechende Fehlermeldung erzeugt werden.</text:p>
      <text:list text:style-name="Numbering_20_1" text:continue-numbering="true">
        <text:list-item>
          <text:list text:continue-numbering="true">
            <text:list-item>
              <text:h text:style-name="P2" text:outline-level="2">Voraussetzung für die korrekte Anwendung</text:h>
              <text:list>
                <text:list-item>
                  <text:h text:style-name="P4" text:outline-level="3">bitkit Lizenz</text:h>
                </text:list-item>
              </text:list>
            </text:list-item>
          </text:list>
        </text:list-item>
      </text:list>
      <text:p text:style-name="Text_20_body">Es muss zumindest eine bitkit Lizent eingespielt werden, für welches Bitkit Produkt ist jedoch egal. Ohne installierte Lizent, ist das verwenden des Moduls nicht möglich; es wird eine entsprechende Fehlermeldung erzeugt.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P4" text:outline-level="3">Sonstige</text:h>
                </text:list-item>
              </text:list>
            </text:list-item>
            <text:list-item>
              <text:h text:style-name="P2" text:outline-level="2">Logfiles</text:h>
            </text:list-item>
            <text:list-item>
              <text:h text:style-name="P2" text:outline-level="2">Zusätzliche Testfälle</text:h>
            </text:list-item>
            <text:list-item>
              <text:h text:style-name="P2" text:outline-level="2">Sonstiges</text:h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Lucidasans1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Bitstream Vera San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width="0.499cm"/>
      </text:list-level-style-number>
      <text:list-level-style-number text:level="2" text:style-name="Numbering_20_Symbols" style:num-prefix=" " style:num-suffix=" " style:num-format="1" text:display-levels="2">
        <style:list-level-properties text:space-before="0.501cm" text:min-label-width="0.499cm"/>
      </text:list-level-style-number>
      <text:list-level-style-number text:level="3" text:style-name="Numbering_20_Symbols" style:num-prefix=" " style:num-suffix=" " style:num-format="1" text:display-levels="3">
        <style:list-level-properties text:space-before="1cm" text:min-label-width="0.499cm"/>
      </text:list-level-style-number>
      <text:list-level-style-number text:level="4" text:style-name="Numbering_20_Symbols" style:num-prefix=" " style:num-suffix=" " style:num-format="1" text:display-levels="4">
        <style:list-level-properties text:space-before="1.501cm" text:min-label-width="0.49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cm" text:min-label-width="0.499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501cm" text:min-label-width="0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3.001cm" text:min-label-width="0.499cm"/>
      </text:list-level-style-number>
      <text:list-level-style-number text:level="8" text:style-name="Numbering_20_Symbols" style:num-prefix=" " style:num-suffix=" " style:num-format="1" text:display-levels="8">
        <style:list-level-properties text:space-before="3.502cm" text:min-label-width="0.499cm"/>
      </text:list-level-style-number>
      <text:list-level-style-number text:level="9" text:style-name="Numbering_20_Symbols" style:num-prefix=" " style:num-suffix=" " style:num-format="1" text:display-levels="9">
        <style:list-level-properties text:space-before="4.001cm" text:min-label-width="0.49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3$Build-8968</meta:generator>
    <meta:initial-creator>Martin Barth</meta:initial-creator>
    <meta:creation-date>2005-12-01T15:51:51</meta:creation-date>
    <dc:creator>Martin Barth</dc:creator>
    <dc:date>2005-12-06T14:46:30</dc:date>
    <dc:language>de-DE</dc:language>
    <meta:editing-cycles>16</meta:editing-cycles>
    <meta:editing-duration>PT2H2M39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9" meta:word-count="247" meta:character-count="1804"/>
  </office:meta>
</office:document-meta>
</file>